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986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58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Heading" style:master-page-name="First_20_Page">
      <style:paragraph-properties style:page-number="auto"/>
      <style:text-properties fo:background-color="#c0c0c0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ICHE DE LIASON BLOC-HOSPIT/AMBU</text:p>
      <text:p text:style-name="P3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o.ods&gt;">ods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Text">Cabinet Port Moselle:</text:p>
            <text:p text:style-name="Text">Le:<text:text-input text:description="&lt;o.po_meeting_id.date&gt;">&lt;o.po_meeting_id.date&gt;</text:text-input></text:p>
            <text:p text:style-name="Text">À:</text:p>
          </table:table-cell>
        </table:table-row>
      </table:table>
      <text:p text:style-name="Text">–--</text:p>
      <text:p text:style-name="Text">Dr FRANCO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Liberation Sans" fo:font-size="14pt" style:font-name-asian="DejaVu Sans2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5-01-15T20:47:55</dc:date>
    <meta:editing-duration>PT6H34M</meta:editing-duration>
    <meta:editing-cycles>130</meta:editing-cycles>
    <meta:generator>LibreOffice/3.5$Linux_X86_64 LibreOffice_project/350m1$Build-2</meta:generator>
    <dc:creator>Laurent FRANCOIS</dc:creator>
    <meta:document-statistic meta:table-count="1" meta:image-count="0" meta:object-count="0" meta:page-count="1" meta:paragraph-count="28" meta:word-count="133" meta:character-count="1027" meta:non-whitespace-character-count="922"/>
  </office:meta>
</office:document-meta>
</file>